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s roues se suivent</text:p>
      <text:p text:style-name="Standard">Le col semble accessible</text:p>
      <text:p text:style-name="Standard">Course en montagn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lphine </meta:initial-creator>
    <meta:creation-date>2024-08-22T21:14:24.57</meta:creation-date>
    <meta:document-statistic meta:table-count="0" meta:image-count="0" meta:object-count="0" meta:page-count="1" meta:paragraph-count="3" meta:word-count="11" meta:character-count="62"/>
    <dc:date>2024-08-22T21:14:53.99</dc:date>
    <dc:creator>Delphine </dc:creator>
    <meta:editing-duration>PT29S</meta:editing-duration>
    <meta:editing-cycles>1</meta:editing-cycles>
    <meta:generator>OpenOffice/4.1.15$Win32 OpenOffice.org_project/4115m2$Build-9813</meta:generator>
  </office:meta>
</office:document-meta>
</file>